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ED00000129574E7CA59D06E021.png" manifest:media-type="image/png"/>
  <manifest:file-entry manifest:full-path="Pictures/10000201000002BC00000102950FB560684B44D5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 PL SungtiL GB1" svg:font-family="'AR PL SungtiL GB'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637cm" svg:height="6.63cm" svg:x="5.559cm" svg:y="2.893cm">
          <text:p text:style-name="P1"><text:span text:style-name="T1">Sprint 1 Burndown Ch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Diagramm 2" draw:style-name="gr3" draw:text-style-name="P4" draw:layer="layout" svg:width="29.618cm" svg:height="16.424cm" svg:x="3.566cm" svg:y="1.0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 PL SungtiL GB1" svg:font-family="'AR PL SungtiL GB'" style:font-pitch="variable"/>
    <style:font-face style:name="Arial" svg:font-family="Arial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254061" draw:fill="solid" draw:fill-color="#25406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54061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/>
    </style:style>
    <style:style style:name="MP9" style:family="paragraph">
      <style:paragraph-properties fo:margin-top="0cm" fo:margin-bottom="0cm" fo:line-height="100%" fo:text-align="end"/>
    </style:style>
    <style:style style:name="MP10" style:family="paragraph">
      <loext:graphic-properties draw:fill="solid" draw:fill-color="#ffffff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3.274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7.618cm" svg:height="1.012cm" svg:x="3.598cm" svg:y="17.657cm">
        <text:p text:style-name="MP6"><text:span text:style-name="MT1"><text:date style:data-style-name="D4" text:date-value="2018-11-29">29/11/2018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7" draw:layer="backgroundobjects" svg:width="11.428cm" svg:height="1.012cm" svg:x="12.175cm" svg:y="17.657cm">
        <text:p text:style-name="MP8"><text:span text:style-name="MT1">HTL2018/19 Diplomarbeit ERMTK-ER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7" draw:layer="backgroundobjects" svg:width="7.618cm" svg:height="1.012cm" svg:x="25.722cm" svg:y="17.65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5" draw:layer="backgroundobjects" svg:width="30.588cm" svg:height="0.125cm" svg:x="3.276cm" svg:y="17.2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5" draw:layer="backgroundobjects" svg:width="0.918cm" svg:height="2.612cm" svg:x="2.35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10" draw:layer="backgroundobjects" svg:width="5.973cm" svg:height="2.612cm" svg:x="3.27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2.796cm" svg:height="1.029cm" svg:x="0.294cm" svg:y="17.818cm">
        <draw:image xlink:href="Pictures/10000201000002BC00000102950FB560684B44D5.png" xlink:type="simple" xlink:show="embed" xlink:actuate="onLoad">
          <text:p/>
        </draw:image>
      </draw:frame>
      <draw:frame draw:name="Grafik 17" draw:style-name="Mgr6" draw:text-style-name="MP11" draw:layer="backgroundobjects" svg:width="6.784cm" svg:height="1.327cm" svg:x="3.809cm" svg:y="0.379cm">
        <draw:image xlink:href="Pictures/10000201000005ED00000129574E7CA59D06E021.png" xlink:type="simple" xlink:show="embed" xlink:actuate="onLoad">
          <text:p/>
        </draw:image>
      </draw:frame>
      <draw:frame draw:name="PlaceHolder 1" presentation:style-name="Title_20_Slide-title" draw:layer="backgroundobjects" svg:width="29.891cm" svg:height="3.68cm" svg:x="3.635cm" svg:y="0.269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2" draw:style-name="Mgr3" draw:text-style-name="MP5" draw:layer="backgroundobjects" svg:width="3.274cm" svg:height="19.04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4" draw:text-style-name="MP7" draw:layer="backgroundobjects" svg:width="7.618cm" svg:height="1.012cm" svg:x="3.598cm" svg:y="17.657cm">
        <text:p text:style-name="MP6"><text:span text:style-name="MT1"><text:date style:data-style-name="D4" text:date-value="2018-11-29">29/11/2018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7" draw:layer="backgroundobjects" svg:width="11.428cm" svg:height="1.012cm" svg:x="12.175cm" svg:y="17.657cm">
        <text:p text:style-name="MP8"><text:span text:style-name="MT1">HTL2018/19 Diplomarbeit ERMTK-ER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4" draw:text-style-name="MP7" draw:layer="backgroundobjects" svg:width="7.618cm" svg:height="1.012cm" svg:x="25.722cm" svg:y="17.657cm">
        <text:p text:style-name="MP9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3" draw:text-style-name="MP5" draw:layer="backgroundobjects" svg:width="30.588cm" svg:height="0.125cm" svg:x="3.276cm" svg:y="17.22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3" draw:text-style-name="MP5" draw:layer="backgroundobjects" svg:width="0.782cm" svg:height="2.612cm" svg:x="2.49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2.796cm" svg:height="1.029cm" svg:x="0.294cm" svg:y="17.818cm">
        <draw:image xlink:href="Pictures/10000201000002BC00000102950FB560684B44D5.png" xlink:type="simple" xlink:show="embed" xlink:actuate="onLoad">
          <text:p/>
        </draw:image>
      </draw:frame>
      <draw:custom-shape draw:name="CustomShape 8" draw:style-name="Mgr5" draw:text-style-name="MP10" draw:layer="backgroundobjects" svg:width="5.973cm" svg:height="2.612cm" svg:x="3.302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6" draw:text-style-name="MP11" draw:layer="backgroundobjects" svg:width="6.784cm" svg:height="1.327cm" svg:x="3.809cm" svg:y="0.379cm">
        <draw:image xlink:href="Pictures/10000201000005ED00000129574E7CA59D06E021.png" xlink:type="simple" xlink:show="embed" xlink:actuate="onLoad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0:51:52</meta:creation-date>
    <meta:initial-creator>Panzenboeck Georg, 4CHIF</meta:initial-creator>
    <dc:language>en-GB</dc:language>
    <dc:date>2018-11-29T13:08:54.766860870</dc:date>
    <meta:editing-cycles>110</meta:editing-cycles>
    <dc:title>PowerPoint-Präsentation</dc:title>
    <meta:editing-duration>PT1M38S</meta:editing-duration>
    <meta:generator>LibreOffice/5.2.7.2$Linux_X86_64 LibreOffice_project/20m0$Build-2</meta:generator>
    <meta:document-statistic meta:object-count="4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family-asian="'DejaVu Sans'" style:font-size-asian="18.6200008392334pt" style:font-family-complex="'DejaVu Sans'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family-asian="'DejaVu Sans'" style:font-size-asian="11.9700002670288pt" style:font-family-complex="'DejaVu Sans'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family-asian="'DejaVu Sans'" style:font-size-asian="13.3000001907349pt" style:font-family-complex="'DejaVu Sans'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9" chart:interval-major="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family-asian="'DejaVu Sans'" style:font-size-asian="11.9700002670288pt" style:font-family-complex="'DejaVu Sans'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family-asian="'DejaVu Sans'" style:font-size-asian="13.3000001907349pt" style:font-family-complex="'DejaVu Sans'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9.619cm" svg:height="16.425cm" xlink:href="." xlink:type="simple" chart:class="chart:line" chart:style-name="ch1">
        <chart:title svg:x="11.635cm" svg:y="0.463cm" chart:style-name="ch2">
          <text:p>Sprint Burndown Chart</text:p>
        </chart:title>
        <chart:legend chart:legend-position="bottom" svg:x="8.028cm" svg:y="15.642cm" style:legend-expansion="wide" chart:style-name="ch3"/>
        <chart:plot-area chart:style-name="ch4" chart:data-source-has-labels="both" svg:x="1.428cm" svg:y="1.658cm" svg:width="28.363cm" svg:height="11.632cm">
          <chartooo:coordinate-region svg:x="2.01cm" svg:y="1.871cm" svg:width="27.29cm" svg:height="10.895cm"/>
          <chart:axis chart:dimension="x" chart:name="primary-x" chart:style-name="ch5" chartooo:axis-type="auto">
            <chartooo:date-scale/>
            <chart:title svg:x="15.101cm" svg:y="13.618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.078cm" svg:y="8.048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1-Oct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-Oct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Oct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-Nov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-No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